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-" style:num-format="1">
        <style:list-level-properties text:space-before="0.5909in" text:min-label-width="0.25in"/>
      </text:list-level-style-number>
      <text:list-level-style-number text:level="2" style:num-suffix="." style:num-format="a" style:num-letter-sync="true">
        <style:list-level-properties text:space-before="1.0909in" text:min-label-width="0.25in"/>
      </text:list-level-style-number>
      <text:list-level-style-number text:level="3" style:num-suffix="." style:num-format="i">
        <style:list-level-properties fo:text-align="end" text:space-before="1.7159in" text:min-label-width="0.125in"/>
      </text:list-level-style-number>
      <text:list-level-style-number text:level="4" style:num-suffix="." style:num-format="1">
        <style:list-level-properties text:space-before="2.0909in" text:min-label-width="0.25in"/>
      </text:list-level-style-number>
      <text:list-level-style-number text:level="5" style:num-suffix="." style:num-format="a" style:num-letter-sync="true">
        <style:list-level-properties text:space-before="2.5909in" text:min-label-width="0.25in"/>
      </text:list-level-style-number>
      <text:list-level-style-number text:level="6" style:num-suffix="." style:num-format="i">
        <style:list-level-properties fo:text-align="end" text:space-before="3.2159in" text:min-label-width="0.125in"/>
      </text:list-level-style-number>
      <text:list-level-style-number text:level="7" style:num-suffix="." style:num-format="1">
        <style:list-level-properties text:space-before="3.5909in" text:min-label-width="0.25in"/>
      </text:list-level-style-number>
      <text:list-level-style-number text:level="8" style:num-suffix="." style:num-format="a" style:num-letter-sync="true">
        <style:list-level-properties text:space-before="4.0909in" text:min-label-width="0.25in"/>
      </text:list-level-style-number>
      <text:list-level-style-number text:level="9" style:num-suffix="." style:num-format="i">
        <style:list-level-properties fo:text-align="end" text:space-before="4.7159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-" style:num-format="1">
        <style:list-level-properties text:space-before="0.5416in" text:min-label-width="0.25in"/>
      </text:list-level-style-number>
      <text:list-level-style-number text:level="2" style:num-suffix="." style:num-format="a" style:num-letter-sync="true">
        <style:list-level-properties text:space-before="1.0416in" text:min-label-width="0.25in"/>
      </text:list-level-style-number>
      <text:list-level-style-number text:level="3" style:num-suffix="." style:num-format="i">
        <style:list-level-properties fo:text-align="end" text:space-before="1.6666in" text:min-label-width="0.125in"/>
      </text:list-level-style-number>
      <text:list-level-style-number text:level="4" style:num-suffix="." style:num-format="1">
        <style:list-level-properties text:space-before="2.0416in" text:min-label-width="0.25in"/>
      </text:list-level-style-number>
      <text:list-level-style-number text:level="5" style:num-suffix="." style:num-format="a" style:num-letter-sync="true">
        <style:list-level-properties text:space-before="2.5416in" text:min-label-width="0.25in"/>
      </text:list-level-style-number>
      <text:list-level-style-number text:level="6" style:num-suffix="." style:num-format="i">
        <style:list-level-properties fo:text-align="end" text:space-before="3.1666in" text:min-label-width="0.125in"/>
      </text:list-level-style-number>
      <text:list-level-style-number text:level="7" style:num-suffix="." style:num-format="1">
        <style:list-level-properties text:space-before="3.5416in" text:min-label-width="0.25in"/>
      </text:list-level-style-number>
      <text:list-level-style-number text:level="8" style:num-suffix="." style:num-format="a" style:num-letter-sync="true">
        <style:list-level-properties text:space-before="4.0416in" text:min-label-width="0.25in"/>
      </text:list-level-style-number>
      <text:list-level-style-number text:level="9" style:num-suffix="." style:num-format="i">
        <style:list-level-properties fo:text-align="end" text:space-before="4.6666in" text:min-label-width="0.125in"/>
      </text:list-level-style-number>
    </text:list-style>
    <style:style style:name="TableColumn2" style:family="table-column">
      <style:table-column-properties style:column-width="1.1215in" style:use-optimal-column-width="false"/>
    </style:style>
    <style:style style:name="TableColumn3" style:family="table-column">
      <style:table-column-properties style:column-width="2.4465in" style:use-optimal-column-width="false"/>
    </style:style>
    <style:style style:name="TableColumn4" style:family="table-column">
      <style:table-column-properties style:column-width="3.5687in" style:use-optimal-column-width="false"/>
    </style:style>
    <style:style style:name="Table1" style:family="table" style:master-page-name="MP0">
      <style:table-properties style:width="7.1368in" fo:margin-left="0in" table:align="left"/>
    </style:style>
    <style:style style:name="TableRow5" style:family="table-row">
      <style:table-row-properties style:min-row-height="0.8583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min-row-height="0.4659in"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4pt" style:font-size-asian="34pt" style:font-size-complex="36pt" fo:language="es" fo:country="MX"/>
    </style:style>
    <style:style style:name="T26" style:parent-style-name="Fuentedepárrafopredeter." style:family="text">
      <style:text-properties fo:font-size="34pt" style:font-size-asian="34pt" style:font-size-complex="36pt"/>
    </style:style>
    <style:style style:name="T27" style:parent-style-name="Fuentedepárrafopredeter." style:family="text">
      <style:text-properties fo:font-size="34pt" style:font-size-asian="34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4pt" style:font-size-asian="34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2777in" style:use-optimal-column-width="false"/>
    </style:style>
    <style:style style:name="TableColumn33" style:family="table-column">
      <style:table-column-properties style:column-width="4.3361in" style:use-optimal-column-width="false"/>
    </style:style>
    <style:style style:name="Table31" style:family="table">
      <style:table-properties style:width="6.6138in" fo:margin-left="0in" table:align="left"/>
    </style:style>
    <style:style style:name="TableRow34" style:family="table-row">
      <style:table-row-properties style:row-height="0.4812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763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6" style:family="table-row">
      <style:table-row-properties style:row-height="0.5291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26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291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333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284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979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paragraph-properties fo:text-align="center"/>
      <style:text-properties style:font-name="Calibri" fo:color="#000000" fo:font-size="26pt" style:font-size-asian="26pt"/>
    </style:style>
    <style:style style:name="P91" style:parent-style-name="Default" style:family="paragraph">
      <style:paragraph-properties fo:text-align="center"/>
    </style:style>
    <style:style style:name="T92" style:parent-style-name="Fuentedepárrafopredeter." style:family="text">
      <style:text-properties fo:font-weight="bold" style:font-weight-asian="bold" fo:font-size="20pt" style:font-size-asian="20pt"/>
    </style:style>
    <style:style style:name="T93" style:parent-style-name="Fuentedepárrafopredeter." style:family="text">
      <style:text-properties fo:font-weight="bold" style:font-weight-asian="bold" fo:font-size="20pt" style:font-size-asian="20pt"/>
    </style:style>
    <style:style style:name="P94" style:parent-style-name="Default" style:family="paragraph">
      <style:text-properties fo:font-weight="bold" style:font-weight-asian="bold"/>
    </style:style>
    <style:style style:name="P95" style:parent-style-name="Default" style:family="paragraph">
      <style:text-properties fo:font-weight="bold" style:font-weight-asian="bold" fo:font-size="14pt" style:font-size-asian="14pt"/>
    </style:style>
    <style:style style:name="P96" style:parent-style-name="Default" style:family="paragraph"/>
    <style:style style:name="P97" style:parent-style-name="Default" style:family="paragraph"/>
    <style:style style:name="P98" style:parent-style-name="Default" style:family="paragraph"/>
    <style:style style:name="P99" style:parent-style-name="Default" style:family="paragraph"/>
    <style:style style:name="P100" style:parent-style-name="Default" style:family="paragraph"/>
    <style:style style:name="P101" style:parent-style-name="Default" style:family="paragraph"/>
    <style:style style:name="P102" style:parent-style-name="Default" style:family="paragraph"/>
    <style:style style:name="P103" style:parent-style-name="Default" style:family="paragraph"/>
    <style:style style:name="P104" style:parent-style-name="Default" style:family="paragraph"/>
    <style:style style:name="T105" style:parent-style-name="Fuentedepárrafopredeter." style:family="text">
      <style:text-properties fo:font-size="14pt" style:font-size-asian="14pt" style:language-asian="es" style:country-asian="MX"/>
    </style:style>
    <style:style style:name="P106" style:parent-style-name="Normal" style:family="paragraph">
      <style:paragraph-properties fo:text-align="center"/>
      <style:text-properties fo:language="es" fo:country="MX"/>
    </style:style>
    <style:style style:name="T107" style:parent-style-name="Fuentedepárrafopredeter." style:family="text">
      <style:text-properties fo:font-size="14pt" style:font-size-asian="14pt" style:language-asian="es" style:country-asian="MX"/>
    </style:style>
    <style:style style:name="T108" style:parent-style-name="Fuentedepárrafopredeter." style:family="text">
      <style:text-properties fo:font-size="14pt" style:font-size-asian="14pt" style:language-asian="es" style:country-asian="MX"/>
    </style:style>
    <style:style style:name="T109" style:parent-style-name="Fuentedepárrafopredeter." style:family="text">
      <style:text-properties fo:font-size="14pt" style:font-size-asian="14pt" style:language-asian="es" style:country-asian="MX"/>
    </style:style>
    <style:style style:name="T110" style:parent-style-name="Fuentedepárrafopredeter." style:family="text">
      <style:text-properties fo:font-size="14pt" style:font-size-asian="14pt" style:language-asian="es" style:country-asian="MX"/>
    </style:style>
    <style:style style:name="T111" style:parent-style-name="Fuentedepárrafopredeter." style:family="text">
      <style:text-properties fo:font-size="14pt" style:font-size-asian="14pt" style:language-asian="es" style:country-asian="MX"/>
    </style:style>
    <style:style style:name="T112" style:parent-style-name="Fuentedepárrafopredeter." style:family="text">
      <style:text-properties fo:font-size="14pt" style:font-size-asian="14pt" style:language-asian="es" style:country-asian="MX"/>
    </style:style>
    <style:style style:name="T113" style:parent-style-name="Fuentedepárrafopredeter." style:family="text">
      <style:text-properties fo:font-size="14pt" style:font-size-asian="14pt" style:language-asian="es" style:country-asian="MX"/>
    </style:style>
    <style:style style:name="T114" style:parent-style-name="Fuentedepárrafopredeter." style:family="text">
      <style:text-properties fo:font-size="14pt" style:font-size-asian="14pt" style:language-asian="es" style:country-asian="MX"/>
    </style:style>
    <style:style style:name="P115" style:parent-style-name="Normal" style:family="paragraph">
      <style:paragraph-properties fo:text-align="center"/>
      <style:text-properties fo:language="es" fo:country="MX"/>
    </style:style>
    <style:style style:name="P116" style:parent-style-name="Normal" style:family="paragraph">
      <style:paragraph-properties fo:text-align="center"/>
      <style:text-properties fo:language="es" fo:country="MX"/>
    </style:style>
    <style:style style:name="T117" style:parent-style-name="Fuentedepárrafopredeter." style:family="text">
      <style:text-properties fo:font-size="14pt" style:font-size-asian="14pt" style:language-asian="es" style:country-asian="MX"/>
    </style:style>
    <style:style style:name="P118" style:parent-style-name="Normal" style:family="paragraph">
      <style:paragraph-properties fo:text-align="center"/>
      <style:text-properties fo:language="es" fo:country="MX"/>
    </style:style>
    <style:style style:name="P119" style:parent-style-name="Normal" style:family="paragraph">
      <style:paragraph-properties fo:text-align="center"/>
    </style:style>
    <style:style style:name="T120" style:parent-style-name="Fuentedepárrafopredeter." style:family="text">
      <style:text-properties fo:language="es" fo:country="MX"/>
    </style:style>
    <style:style style:name="T121" style:parent-style-name="Fuentedepárrafopredeter." style:family="text">
      <style:text-properties style:font-name="Times New Roman" style:font-name-complex="Times New Roman" fo:language="es" fo:country="MX"/>
    </style:style>
    <style:style style:name="T122" style:parent-style-name="Fuentedepárrafopredeter." style:family="text">
      <style:text-properties fo:language="es" fo:country="MX"/>
    </style:style>
    <style:style style:name="T123" style:parent-style-name="Fuentedepárrafopredeter." style:family="text">
      <style:text-properties fo:font-size="14pt" style:font-size-asian="14pt" style:language-asian="es" style:country-asian="MX"/>
    </style:style>
    <style:style style:name="T124" style:parent-style-name="Fuentedepárrafopredeter." style:family="text">
      <style:text-properties fo:font-size="14pt" style:font-size-asian="14pt" style:language-asian="es" style:country-asian="MX"/>
    </style:style>
    <style:style style:name="P125" style:parent-style-name="Normal" style:family="paragraph">
      <style:paragraph-properties fo:text-align="center"/>
      <style:text-properties fo:language="es" fo:country="MX"/>
    </style:style>
    <style:style style:name="T126" style:parent-style-name="Fuentedepárrafopredeter." style:family="text">
      <style:text-properties fo:font-size="14pt" style:font-size-asian="14pt" style:language-asian="es" style:country-asian="MX"/>
    </style:style>
    <style:style style:name="T127" style:parent-style-name="Fuentedepárrafopredeter." style:family="text">
      <style:text-properties fo:font-size="14pt" style:font-size-asian="14pt" style:language-asian="es" style:country-asian="MX"/>
    </style:style>
    <style:style style:name="P128" style:parent-style-name="Normal" style:family="paragraph">
      <style:paragraph-properties fo:text-align="center"/>
      <style:text-properties fo:language="es" fo:country="MX"/>
    </style:style>
    <style:style style:name="P129" style:parent-style-name="Normal" style:family="paragraph">
      <style:paragraph-properties fo:text-align="center"/>
      <style:text-properties fo:language="es" fo:country="MX"/>
    </style:style>
    <style:style style:name="T130" style:parent-style-name="Fuentedepárrafopredeter." style:family="text">
      <style:text-properties fo:font-size="14pt" style:font-size-asian="14pt" style:language-asian="es" style:country-asian="MX"/>
    </style:style>
    <style:style style:name="P131" style:parent-style-name="Normal" style:family="paragraph">
      <style:paragraph-properties fo:text-align="center"/>
      <style:text-properties fo:language="es" fo:country="MX"/>
    </style:style>
    <style:style style:name="T132" style:parent-style-name="Fuentedepárrafopredeter." style:family="text">
      <style:text-properties fo:font-size="14pt" style:font-size-asian="14pt" style:language-asian="es" style:country-asian="MX"/>
    </style:style>
    <style:style style:name="T133" style:parent-style-name="Fuentedepárrafopredeter." style:family="text">
      <style:text-properties fo:font-size="14pt" style:font-size-asian="14pt" style:language-asian="es" style:country-asian="MX"/>
    </style:style>
    <style:style style:name="T134" style:parent-style-name="Fuentedepárrafopredeter." style:family="text">
      <style:text-properties fo:font-size="14pt" style:font-size-asian="14pt" style:language-asian="es" style:country-asian="MX"/>
    </style:style>
    <style:style style:name="T135" style:parent-style-name="Fuentedepárrafopredeter." style:family="text">
      <style:text-properties fo:font-size="14pt" style:font-size-asian="14pt" style:language-asian="es" style:country-asian="MX"/>
    </style:style>
    <style:style style:name="T136" style:parent-style-name="Fuentedepárrafopredeter." style:family="text">
      <style:text-properties fo:font-size="14pt" style:font-size-asian="14pt" style:language-asian="es" style:country-asian="MX"/>
    </style:style>
    <style:style style:name="T137" style:parent-style-name="Fuentedepárrafopredeter." style:family="text">
      <style:text-properties fo:font-size="14pt" style:font-size-asian="14pt" style:language-asian="es" style:country-asian="MX"/>
    </style:style>
    <style:style style:name="P138" style:parent-style-name="Normal" style:family="paragraph">
      <style:paragraph-properties fo:text-align="center"/>
      <style:text-properties fo:language="es" fo:country="MX"/>
    </style:style>
    <style:style style:name="T139" style:parent-style-name="Fuentedepárrafopredeter." style:family="text">
      <style:text-properties fo:font-size="14pt" style:font-size-asian="14pt" style:language-asian="es" style:country-asian="MX"/>
    </style:style>
    <style:style style:name="P140" style:parent-style-name="Normal" style:family="paragraph">
      <style:paragraph-properties fo:text-align="center"/>
      <style:text-properties fo:language="es" fo:country="MX"/>
    </style:style>
    <style:style style:name="P141" style:parent-style-name="Normal" style:family="paragraph">
      <style:paragraph-properties fo:text-align="center"/>
      <style:text-properties fo:language="es" fo:country="MX"/>
    </style:style>
    <style:style style:name="T142" style:parent-style-name="Fuentedepárrafopredeter." style:family="text">
      <style:text-properties fo:font-size="14pt" style:font-size-asian="14pt" style:language-asian="es" style:country-asian="MX"/>
    </style:style>
    <style:style style:name="P143" style:parent-style-name="Normal" style:family="paragraph">
      <style:paragraph-properties fo:text-align="center"/>
    </style:style>
    <style:style style:name="T144" style:parent-style-name="Fuentedepárrafopredeter." style:family="text">
      <style:text-properties fo:language="es" fo:country="MX"/>
    </style:style>
    <style:style style:name="T145" style:parent-style-name="Fuentedepárrafopredeter." style:family="text">
      <style:text-properties style:font-name="Times New Roman" style:font-name-complex="Times New Roman" fo:language="es" fo:country="MX"/>
    </style:style>
    <style:style style:name="T146" style:parent-style-name="Fuentedepárrafopredeter." style:family="text">
      <style:text-properties fo:language="es" fo:country="MX"/>
    </style:style>
    <style:style style:name="P147" style:parent-style-name="Normal" style:family="paragraph">
      <style:paragraph-properties fo:text-align="center"/>
    </style:style>
    <style:style style:name="T148" style:parent-style-name="Fuentedepárrafopredeter." style:family="text">
      <style:text-properties fo:language="es" fo:country="MX"/>
    </style:style>
    <style:style style:name="T149" style:parent-style-name="Fuentedepárrafopredeter." style:family="text">
      <style:text-properties style:font-name="Times New Roman" style:font-name-complex="Times New Roman" fo:language="es" fo:country="MX"/>
    </style:style>
    <style:style style:name="T150" style:parent-style-name="Fuentedepárrafopredeter." style:family="text">
      <style:text-properties fo:language="es" fo:country="MX"/>
    </style:style>
    <style:style style:name="T151" style:parent-style-name="Fuentedepárrafopredeter." style:family="text">
      <style:text-properties fo:font-size="14pt" style:font-size-asian="14pt" style:language-asian="es" style:country-asian="MX"/>
    </style:style>
    <style:style style:name="P152" style:parent-style-name="Normal" style:family="paragraph">
      <style:text-properties fo:language="es" fo:country="MX"/>
    </style:style>
    <style:style style:name="T153" style:parent-style-name="Fuentedepárrafopredeter." style:family="text">
      <style:text-properties fo:font-size="14pt" style:font-size-asian="14pt" style:language-asian="es" style:country-asian="MX"/>
    </style:style>
    <style:style style:name="P154" style:parent-style-name="Normal" style:family="paragraph">
      <style:paragraph-properties fo:text-align="center"/>
      <style:text-properties fo:language="es" fo:country="MX"/>
    </style:style>
    <style:style style:name="T155" style:parent-style-name="Fuentedepárrafopredeter." style:family="text">
      <style:text-properties fo:font-size="14pt" style:font-size-asian="14pt" style:language-asian="es" style:country-asian="MX"/>
    </style:style>
    <style:style style:name="P156" style:parent-style-name="Normal" style:family="paragraph">
      <style:paragraph-properties fo:text-align="center"/>
      <style:text-properties fo:language="es" fo:country="MX"/>
    </style:style>
    <style:style style:name="T157" style:parent-style-name="Fuentedepárrafopredeter." style:family="text">
      <style:text-properties fo:font-size="14pt" style:font-size-asian="14pt"/>
    </style:style>
    <style:style style:name="P158" style:parent-style-name="Default" style:family="paragraph">
      <style:text-properties fo:font-size="14pt" style:font-size-asian="14pt"/>
    </style:style>
    <style:style style:name="P159" style:parent-style-name="Default" style:family="paragraph">
      <style:text-properties fo:font-size="14pt" style:font-size-asian="14pt"/>
    </style:style>
    <style:style style:name="P160" style:parent-style-name="Default" style:family="paragraph">
      <style:text-properties fo:font-size="14pt" style:font-size-asian="14pt"/>
    </style:style>
    <style:style style:name="P161" style:parent-style-name="Default" style:family="paragraph">
      <style:text-properties fo:font-size="14pt" style:font-size-asian="14pt"/>
    </style:style>
    <style:style style:name="P162" style:parent-style-name="Default" style:family="paragraph">
      <style:text-properties fo:font-size="14pt" style:font-size-asian="14pt"/>
    </style:style>
    <style:style style:name="T163" style:parent-style-name="Fuentedepárrafopredeter." style:family="text">
      <style:text-properties fo:font-size="14pt" style:font-size-asian="14pt" style:language-asian="es" style:country-asian="MX"/>
    </style:style>
    <style:style style:name="P164" style:parent-style-name="Normal" style:family="paragraph">
      <style:text-properties fo:language="es" fo:country="MX"/>
    </style:style>
    <style:style style:name="T165" style:parent-style-name="Fuentedepárrafopredeter." style:family="text">
      <style:text-properties fo:font-size="14pt" style:font-size-asian="14pt" style:language-asian="es" style:country-asian="MX"/>
    </style:style>
    <style:style style:name="P166" style:parent-style-name="Normal" style:family="paragraph">
      <style:text-properties fo:language="es" fo:country="MX"/>
    </style:style>
    <style:style style:name="P167" style:parent-style-name="Default" style:family="paragraph">
      <style:text-properties fo:font-size="14pt" style:font-size-asian="14pt"/>
    </style:style>
    <style:style style:name="P168" style:parent-style-name="Default" style:family="paragraph">
      <style:text-properties fo:font-size="14pt" style:font-size-asian="14pt"/>
    </style:style>
    <style:style style:name="P169" style:parent-style-name="Default" style:family="paragraph">
      <style:text-properties fo:font-size="14pt" style:font-size-asian="14pt"/>
    </style:style>
    <style:style style:name="P170" style:parent-style-name="Default" style:family="paragraph">
      <style:text-properties fo:font-size="14pt" style:font-size-asian="14pt"/>
    </style:style>
    <style:style style:name="T171" style:parent-style-name="Fuentedepárrafopredeter." style:family="text">
      <style:text-properties fo:font-size="14pt" style:font-size-asian="14pt" style:language-asian="es" style:country-asian="MX"/>
    </style:style>
    <style:style style:name="P172" style:parent-style-name="Normal" style:family="paragraph">
      <style:text-properties fo:language="es" fo:country="MX"/>
    </style:style>
    <style:style style:name="P173" style:parent-style-name="Default" style:family="paragraph">
      <style:text-properties fo:font-size="14pt" style:font-size-asian="14pt"/>
    </style:style>
    <style:style style:name="P174" style:parent-style-name="Default" style:family="paragraph">
      <style:text-properties fo:font-size="14pt" style:font-size-asian="14pt"/>
    </style:style>
    <style:style style:name="P175" style:parent-style-name="Default" style:family="paragraph">
      <style:text-properties fo:font-size="14pt" style:font-size-asian="14pt"/>
    </style:style>
    <style:style style:name="P176" style:parent-style-name="Default" style:family="paragraph">
      <style:text-properties fo:font-size="14pt" style:font-size-asian="14pt"/>
    </style:style>
    <style:style style:name="P177" style:parent-style-name="Default" style:family="paragraph">
      <style:text-properties fo:font-size="14pt" style:font-size-asian="14pt"/>
    </style:style>
    <style:style style:name="P178" style:parent-style-name="Default" style:family="paragraph">
      <style:text-properties fo:font-size="14pt" style:font-size-asian="14pt"/>
    </style:style>
    <style:style style:name="P179" style:parent-style-name="Default" style:family="paragraph">
      <style:text-properties fo:font-size="14pt" style:font-size-asian="14pt"/>
    </style:style>
    <style:style style:name="P180" style:parent-style-name="Default" style:family="paragraph">
      <style:text-properties fo:font-size="14pt" style:font-size-asian="14pt"/>
    </style:style>
    <style:style style:name="P181" style:parent-style-name="Default" style:family="paragraph">
      <style:text-properties fo:font-size="14pt" style:font-size-asian="14pt"/>
    </style:style>
    <style:style style:name="P182" style:parent-style-name="Default" style:family="paragraph"/>
    <style:style style:name="P183" style:parent-style-name="Default" style:family="paragraph">
      <style:paragraph-properties fo:margin-left="0.5in">
        <style:tab-stops/>
      </style:paragraph-properties>
    </style:style>
    <style:style style:name="P184" style:parent-style-name="Default" style:family="paragraph"/>
    <style:style style:name="P185" style:parent-style-name="Default" style:family="paragraph"/>
    <style:style style:name="P186" style:parent-style-name="Default" style:family="paragraph"/>
    <style:style style:name="P187" style:parent-style-name="Default" style:family="paragraph">
      <style:paragraph-properties fo:margin-left="0.5in">
        <style:tab-stops/>
      </style:paragraph-properties>
    </style:style>
    <style:style style:name="P188" style:parent-style-name="Default" style:family="paragraph">
      <style:paragraph-properties fo:margin-left="0.5in">
        <style:tab-stops/>
      </style:paragraph-properties>
    </style:style>
    <style:style style:name="P189" style:parent-style-name="Default" style:family="paragraph">
      <style:paragraph-properties fo:margin-left="0.5in">
        <style:tab-stops/>
      </style:paragraph-properties>
    </style:style>
    <style:style style:name="P190" style:parent-style-name="Default" style:family="paragraph">
      <style:paragraph-properties fo:margin-left="0.5in">
        <style:tab-stops/>
      </style:paragraph-properties>
    </style:style>
    <style:style style:name="P191" style:parent-style-name="Default" style:family="paragraph">
      <style:paragraph-properties fo:margin-left="0.5in">
        <style:tab-stops/>
      </style:paragraph-properties>
    </style:style>
    <style:style style:name="P192" style:parent-style-name="Default" style:family="paragraph">
      <style:paragraph-properties fo:margin-left="0.5in">
        <style:tab-stops/>
      </style:paragraph-properties>
    </style:style>
    <style:style style:name="T193" style:parent-style-name="Fuentedepárrafopredeter." style:family="text">
      <style:text-properties style:language-asian="es" style:country-asian="MX"/>
    </style:style>
    <style:style style:name="P194" style:parent-style-name="Normal" style:family="paragraph">
      <style:paragraph-properties fo:text-align="center"/>
      <style:text-properties fo:language="es" fo:country="MX"/>
    </style:style>
    <style:style style:name="T195" style:parent-style-name="Fuentedepárrafopredeter." style:family="text">
      <style:text-properties style:language-asian="es" style:country-asian="MX"/>
    </style:style>
    <style:style style:name="P196" style:parent-style-name="Normal" style:family="paragraph">
      <style:text-properties fo:language="es" fo:country="MX"/>
    </style:style>
    <style:style style:name="T197" style:parent-style-name="Fuentedepárrafopredeter." style:family="text">
      <style:text-properties style:language-asian="es" style:country-asian="MX"/>
    </style:style>
    <style:style style:name="P198" style:parent-style-name="Normal" style:family="paragraph">
      <style:text-properties fo:language="es" fo:country="MX"/>
    </style:style>
    <style:style style:name="T199" style:parent-style-name="Fuentedepárrafopredeter." style:family="text">
      <style:text-properties style:language-asian="es" style:country-asian="MX"/>
    </style:style>
    <style:style style:name="P200" style:parent-style-name="Normal" style:family="paragraph">
      <style:text-properties fo:language="es" fo:country="MX"/>
    </style:style>
    <style:style style:name="T201" style:parent-style-name="Fuentedepárrafopredeter." style:family="text">
      <style:text-properties style:language-asian="es" style:country-asian="MX"/>
    </style:style>
    <style:style style:name="P202" style:parent-style-name="Normal" style:family="paragraph">
      <style:text-properties fo:language="es" fo:country="MX"/>
    </style:style>
    <style:style style:name="T203" style:parent-style-name="Fuentedepárrafopredeter." style:family="text">
      <style:text-properties style:language-asian="es" style:country-asian="MX"/>
    </style:style>
    <style:style style:name="T204" style:parent-style-name="Fuentedepárrafopredeter." style:family="text">
      <style:text-properties style:language-asian="es" style:country-asian="MX"/>
    </style:style>
    <style:style style:name="T205" style:parent-style-name="Fuentedepárrafopredeter." style:family="text">
      <style:text-properties style:language-asian="es" style:country-asian="MX"/>
    </style:style>
    <style:style style:name="T206" style:parent-style-name="Fuentedepárrafopredeter." style:family="text">
      <style:text-properties style:language-asian="es" style:country-asian="MX"/>
    </style:style>
    <style:style style:name="T207" style:parent-style-name="Fuentedepárrafopredeter." style:family="text">
      <style:text-properties style:language-asian="es" style:country-asian="MX"/>
    </style:style>
    <style:style style:name="T208" style:parent-style-name="Fuentedepárrafopredeter." style:family="text">
      <style:text-properties style:language-asian="es" style:country-asian="MX"/>
    </style:style>
    <style:style style:name="P209" style:parent-style-name="Normal" style:family="paragraph">
      <style:paragraph-properties fo:text-align="center"/>
      <style:text-properties fo:language="es" fo:country="MX"/>
    </style:style>
    <style:style style:name="T210" style:parent-style-name="Fuentedepárrafopredeter." style:family="text">
      <style:text-properties style:language-asian="es" style:country-asian="MX"/>
    </style:style>
    <style:style style:name="T211" style:parent-style-name="Fuentedepárrafopredeter." style:family="text">
      <style:text-properties style:language-asian="es" style:country-asian="MX"/>
    </style:style>
    <style:style style:name="P212" style:parent-style-name="Normal" style:family="paragraph">
      <style:paragraph-properties fo:text-align="center"/>
      <style:text-properties fo:language="es" fo:country="MX"/>
    </style:style>
    <style:style style:name="T213" style:parent-style-name="Fuentedepárrafopredeter." style:family="text">
      <style:text-properties style:language-asian="es" style:country-asian="MX"/>
    </style:style>
    <style:style style:name="T214" style:parent-style-name="Fuentedepárrafopredeter." style:family="text">
      <style:text-properties style:language-asian="es" style:country-asian="MX"/>
    </style:style>
    <style:style style:name="T215" style:parent-style-name="Fuentedepárrafopredeter." style:family="text">
      <style:text-properties style:language-asian="es" style:country-asian="MX"/>
    </style:style>
    <style:style style:name="T216" style:parent-style-name="Fuentedepárrafopredeter." style:family="text">
      <style:text-properties style:language-asian="es" style:country-asian="MX"/>
    </style:style>
    <style:style style:name="T217" style:parent-style-name="Fuentedepárrafopredeter." style:family="text">
      <style:text-properties style:language-asian="es" style:country-asian="MX"/>
    </style:style>
    <style:style style:name="T218" style:parent-style-name="Fuentedepárrafopredeter." style:family="text">
      <style:text-properties style:language-asian="es" style:country-asian="MX"/>
    </style:style>
    <style:style style:name="P219" style:parent-style-name="Normal" style:family="paragraph">
      <style:paragraph-properties fo:text-align="center"/>
    </style:style>
    <style:style style:name="T220" style:parent-style-name="Fuentedepárrafopredeter." style:family="text">
      <style:text-properties fo:language="es" fo:country="MX"/>
    </style:style>
    <style:style style:name="T221" style:parent-style-name="Fuentedepárrafopredeter." style:family="text">
      <style:text-properties style:font-name="Times New Roman" style:font-name-complex="Times New Roman" fo:language="es" fo:country="MX"/>
    </style:style>
    <style:style style:name="T222" style:parent-style-name="Fuentedepárrafopredeter." style:family="text">
      <style:text-properties fo:language="es" fo:country="MX"/>
    </style:style>
    <style:style style:name="T223" style:parent-style-name="Fuentedepárrafopredeter." style:family="text">
      <style:text-properties style:font-name="Times New Roman" style:font-name-complex="Times New Roman" fo:language="es" fo:country="MX"/>
    </style:style>
    <style:style style:name="T224" style:parent-style-name="Fuentedepárrafopredeter." style:family="text">
      <style:text-properties fo:language="es" fo:country="MX"/>
    </style:style>
    <style:style style:name="T225" style:parent-style-name="Fuentedepárrafopredeter." style:family="text">
      <style:text-properties style:language-asian="es" style:country-asian="MX"/>
    </style:style>
    <style:style style:name="T226" style:parent-style-name="Fuentedepárrafopredeter." style:family="text">
      <style:text-properties style:language-asian="es" style:country-asian="MX"/>
    </style:style>
    <style:style style:name="T227" style:parent-style-name="Fuentedepárrafopredeter." style:family="text">
      <style:text-properties style:language-asian="es" style:country-asian="MX"/>
    </style:style>
    <style:style style:name="T228" style:parent-style-name="Fuentedepárrafopredeter." style:family="text">
      <style:text-properties style:language-asian="es" style:country-asian="MX"/>
    </style:style>
    <style:style style:name="P229" style:parent-style-name="Normal" style:family="paragraph">
      <style:paragraph-properties fo:text-align="center"/>
      <style:text-properties fo:language="es" fo:country="MX"/>
    </style:style>
    <style:style style:name="T230" style:parent-style-name="Fuentedepárrafopredeter." style:family="text">
      <style:text-properties style:language-asian="es" style:country-asian="MX"/>
    </style:style>
    <style:style style:name="T231" style:parent-style-name="Fuentedepárrafopredeter." style:family="text">
      <style:text-properties style:language-asian="es" style:country-asian="MX"/>
    </style:style>
    <style:style style:name="T232" style:parent-style-name="Fuentedepárrafopredeter." style:family="text">
      <style:text-properties style:language-asian="es" style:country-asian="MX"/>
    </style:style>
    <style:style style:name="P233" style:parent-style-name="Normal" style:family="paragraph">
      <style:paragraph-properties fo:text-align="center"/>
      <style:text-properties fo:language="es" fo:country="MX"/>
    </style:style>
    <style:style style:name="T234" style:parent-style-name="Fuentedepárrafopredeter." style:family="text">
      <style:text-properties style:language-asian="es" style:country-asian="MX"/>
    </style:style>
    <style:style style:name="P235" style:parent-style-name="Normal" style:family="paragraph">
      <style:paragraph-properties fo:text-align="center"/>
      <style:text-properties fo:language="es" fo:country="MX"/>
    </style:style>
    <style:style style:name="T236" style:parent-style-name="Fuentedepárrafopredeter." style:family="text">
      <style:text-properties style:language-asian="es" style:country-asian="MX"/>
    </style:style>
    <style:style style:name="P237" style:parent-style-name="Normal" style:family="paragraph">
      <style:paragraph-properties fo:text-align="center"/>
      <style:text-properties fo:language="es" fo:country="MX"/>
    </style:style>
    <style:style style:name="P238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39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0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1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2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3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4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5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6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7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8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49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0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1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2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3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4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5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6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7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8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59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0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1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2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3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4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5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6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7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8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69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70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71" style:parent-style-name="Normal" style:family="paragraph">
      <style:paragraph-properties fo:text-align="end"/>
      <style:text-properties fo:language="es" fo:country="MX" style:language-complex="ar" style:country-complex="SA"/>
    </style:style>
    <style:style style:name="P272" style:parent-style-name="Párrafodelista" style:family="paragraph">
      <style:text-properties fo:language="es" fo:country="MX" style:language-complex="ar" style:country-complex="SA"/>
    </style:style>
    <style:style style:name="P273" style:parent-style-name="Párrafodelista" style:family="paragraph">
      <style:text-properties fo:language="es" fo:country="MX" style:language-complex="ar" style:country-complex="SA"/>
    </style:style>
    <style:style style:name="P274" style:parent-style-name="Párrafodelista" style:family="paragraph">
      <style:text-properties fo:language="es" fo:country="MX" style:language-complex="ar" style:country-complex="SA"/>
    </style:style>
    <style:style style:name="P275" style:parent-style-name="Párrafodelista" style:family="paragraph">
      <style:text-properties fo:language="es" fo:country="MX" style:language-complex="ar" style:country-complex="SA"/>
    </style:style>
    <style:style style:name="P276" style:parent-style-name="Párrafodelista" style:family="paragraph">
      <style:text-properties fo:language="es" fo:country="MX" style:language-complex="ar" style:country-complex="SA"/>
    </style:style>
    <style:style style:name="P277" style:parent-style-name="Párrafodelista" style:family="paragraph">
      <style:text-properties fo:language="es" fo:country="MX" style:language-complex="ar" style:country-complex="SA"/>
    </style:style>
    <style:style style:name="P278" style:parent-style-name="Párrafodelista" style:family="paragraph">
      <style:text-properties fo:language="es" fo:country="MX" style:language-complex="ar" style:country-complex="SA"/>
    </style:style>
    <style:style style:name="P279" style:parent-style-name="Normal" style:family="paragraph">
      <style:paragraph-properties fo:margin-left="0.5416in">
        <style:tab-stops/>
      </style:paragraph-properties>
      <style:text-properties fo:language="es" fo:country="MX" style:language-complex="ar" style:country-complex="SA"/>
    </style:style>
    <style:style style:name="P280" style:parent-style-name="Normal" style:family="paragraph">
      <style:paragraph-properties fo:margin-left="0.5416in">
        <style:tab-stops/>
      </style:paragraph-properties>
      <style:text-properties fo:language="es" fo:country="MX" style:language-complex="ar" style:country-complex="SA"/>
    </style:style>
    <style:style style:name="P281" style:parent-style-name="Normal" style:family="paragraph">
      <style:paragraph-properties fo:margin-left="0.5416in">
        <style:tab-stops/>
      </style:paragraph-properties>
    </style:style>
    <style:style style:name="T28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83" style:parent-style-name="Normal" style:family="paragraph">
      <style:paragraph-properties fo:text-align="center"/>
      <style:text-properties fo:language="es" fo:country="MX"/>
    </style:style>
    <style:style style:name="T284" style:parent-style-name="Fuentedepárrafopredeter." style:family="text">
      <style:text-properties fo:language="es" fo:country="MX" style:language-complex="ar" style:country-complex="SA"/>
    </style:style>
    <style:style style:name="T28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8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8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88" style:parent-style-name="Normal" style:family="paragraph">
      <style:paragraph-properties fo:text-align="center"/>
      <style:text-properties fo:language="es" fo:country="MX"/>
    </style:style>
    <style:style style:name="T28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9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00" style:parent-style-name="Normal" style:family="paragraph">
      <style:paragraph-properties fo:text-align="center"/>
      <style:text-properties fo:language="es" fo:country="MX"/>
    </style:style>
    <style:style style:name="T30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02" style:parent-style-name="Normal" style:family="paragraph">
      <style:paragraph-properties fo:text-align="center"/>
      <style:text-properties fo:language="es" fo:country="MX"/>
    </style:style>
    <style:style style:name="T30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04" style:parent-style-name="Normal" style:family="paragraph">
      <style:paragraph-properties fo:text-align="center"/>
      <style:text-properties fo:language="es" fo:country="MX"/>
    </style:style>
    <style:style style:name="T3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06" style:parent-style-name="Normal" style:family="paragraph">
      <style:paragraph-properties fo:text-align="center"/>
      <style:text-properties fo:language="es" fo:country="MX"/>
    </style:style>
    <style:style style:name="T307" style:parent-style-name="Fuentedepárrafopredeter." style:family="text">
      <style:text-properties fo:language="es" fo:country="MX" style:language-complex="ar" style:country-complex="SA"/>
    </style:style>
    <style:style style:name="P308" style:parent-style-name="Párrafodelista" style:family="paragraph">
      <style:text-properties fo:language="es" fo:country="MX" style:language-complex="ar" style:country-complex="SA"/>
    </style:style>
    <style:style style:name="P309" style:parent-style-name="Párrafodelista" style:family="paragraph">
      <style:text-properties fo:language="es" fo:country="MX" style:language-complex="ar" style:country-complex="SA"/>
    </style:style>
    <style:style style:name="P310" style:parent-style-name="Párrafodelista" style:family="paragraph">
      <style:text-properties fo:language="es" fo:country="MX" style:language-complex="ar" style:country-complex="SA"/>
    </style:style>
    <style:style style:name="P311" style:parent-style-name="Párrafodelista" style:family="paragraph">
      <style:text-properties fo:language="es" fo:country="MX" style:language-complex="ar" style:country-complex="SA"/>
    </style:style>
    <style:style style:name="P312" style:parent-style-name="Párrafodelista" style:family="paragraph">
      <style:text-properties fo:language="es" fo:country="MX" style:language-complex="ar" style:country-complex="SA"/>
    </style:style>
    <style:style style:name="P313" style:parent-style-name="Párrafodelista" style:family="paragraph">
      <style:text-properties fo:language="es" fo:country="MX" style:language-complex="ar" style:country-complex="SA"/>
    </style:style>
    <style:style style:name="P314" style:parent-style-name="Párrafodelista" style:family="paragraph">
      <style:text-properties fo:language="es" fo:country="MX" style:language-complex="ar" style:country-complex="SA"/>
    </style:style>
    <style:style style:name="P315" style:parent-style-name="Párrafodelista" style:family="paragraph">
      <style:text-properties fo:language="es" fo:country="MX" style:language-complex="ar" style:country-complex="SA"/>
    </style:style>
    <style:style style:name="P316" style:parent-style-name="Párrafodelista" style:family="paragraph">
      <style:text-properties fo:language="es" fo:country="MX" style:language-complex="ar" style:country-complex="SA"/>
    </style:style>
    <style:style style:name="P317" style:parent-style-name="Párrafodelista" style:family="paragraph">
      <style:text-properties fo:language="es" fo:country="MX" style:language-complex="ar" style:country-complex="SA"/>
    </style:style>
    <style:style style:name="P318" style:parent-style-name="Párrafodelista" style:family="paragraph">
      <style:text-properties fo:language="es" fo:country="MX" style:language-complex="ar" style:country-complex="SA"/>
    </style:style>
    <style:style style:name="P319" style:parent-style-name="Párrafodelista" style:family="paragraph">
      <style:text-properties fo:language="es" fo:country="MX" style:language-complex="ar" style:country-complex="SA"/>
    </style:style>
    <style:style style:name="P320" style:parent-style-name="Párrafodelista" style:family="paragraph">
      <style:text-properties fo:language="es" fo:country="MX" style:language-complex="ar" style:country-complex="SA"/>
    </style:style>
    <style:style style:name="P321" style:parent-style-name="Párrafodelista" style:family="paragraph">
      <style:text-properties fo:language="es" fo:country="MX" style:language-complex="ar" style:country-complex="SA"/>
    </style:style>
    <style:style style:name="P322" style:parent-style-name="Párrafodelista" style:family="paragraph">
      <style:text-properties fo:language="es" fo:country="MX" style:language-complex="ar" style:country-complex="SA"/>
    </style:style>
    <style:style style:name="P323" style:parent-style-name="Párrafodelista" style:family="paragraph">
      <style:text-properties fo:language="es" fo:country="MX" style:language-complex="ar" style:country-complex="SA"/>
    </style:style>
    <style:style style:name="P324" style:parent-style-name="Párrafodelista" style:family="paragraph">
      <style:text-properties fo:language="es" fo:country="MX" style:language-complex="ar" style:country-complex="SA"/>
    </style:style>
    <style:style style:name="P325" style:parent-style-name="Párrafodelista" style:family="paragraph">
      <style:text-properties fo:language="es" fo:country="MX" style:language-complex="ar" style:country-complex="SA"/>
    </style:style>
    <style:style style:name="P326" style:parent-style-name="Párrafodelista" style:family="paragraph">
      <style:text-properties fo:language="es" fo:country="MX" style:language-complex="ar" style:country-complex="SA"/>
    </style:style>
    <style:style style:name="P327" style:parent-style-name="Párrafodelista" style:family="paragraph">
      <style:text-properties fo:language="es" fo:country="MX" style:language-complex="ar" style:country-complex="SA"/>
    </style:style>
    <style:style style:name="P328" style:parent-style-name="Párrafodelista" style:family="paragraph">
      <style:text-properties fo:language="es" fo:country="MX" style:language-complex="ar" style:country-complex="SA"/>
    </style:style>
    <style:style style:name="P329" style:parent-style-name="Párrafodelista" style:family="paragraph">
      <style:text-properties fo:language="es" fo:country="MX" style:language-complex="ar" style:country-complex="SA"/>
    </style:style>
    <style:style style:name="P330" style:parent-style-name="Párrafodelista" style:family="paragraph">
      <style:text-properties fo:language="es" fo:country="MX" style:language-complex="ar" style:country-complex="SA"/>
    </style:style>
    <style:style style:name="P331" style:parent-style-name="Párrafodelista" style:family="paragraph">
      <style:text-properties fo:language="es" fo:country="MX" style:language-complex="ar" style:country-complex="SA"/>
    </style:style>
    <style:style style:name="P332" style:parent-style-name="Párrafodelista" style:family="paragraph">
      <style:text-properties fo:language="es" fo:country="MX" style:language-complex="ar" style:country-complex="SA"/>
    </style:style>
    <style:style style:name="P333" style:parent-style-name="Párrafodelista" style:family="paragraph">
      <style:text-properties fo:language="es" fo:country="MX" style:language-complex="ar" style:country-complex="SA"/>
    </style:style>
    <style:style style:name="P334" style:parent-style-name="Párrafodelista" style:family="paragraph">
      <style:text-properties fo:language="es" fo:country="MX" style:language-complex="ar" style:country-complex="SA"/>
    </style:style>
    <style:style style:name="P335" style:parent-style-name="Párrafodelista" style:family="paragraph">
      <style:text-properties fo:language="es" fo:country="MX" style:language-complex="ar" style:country-complex="SA"/>
    </style:style>
    <style:style style:name="P336" style:parent-style-name="Párrafodelista" style:family="paragraph">
      <style:text-properties fo:language="es" fo:country="MX" style:language-complex="ar" style:country-complex="SA"/>
    </style:style>
    <style:style style:name="P337" style:parent-style-name="Párrafodelista" style:family="paragraph">
      <style:text-properties fo:language="es" fo:country="MX" style:language-complex="ar" style:country-complex="SA"/>
    </style:style>
    <style:style style:name="P338" style:parent-style-name="Párrafodelista" style:family="paragraph">
      <style:text-properties fo:language="es" fo:country="MX" style:language-complex="ar" style:country-complex="SA"/>
    </style:style>
    <style:style style:name="P339" style:parent-style-name="Párrafodelista" style:family="paragraph">
      <style:text-properties fo:language="es" fo:country="MX" style:language-complex="ar" style:country-complex="SA"/>
    </style:style>
    <style:style style:name="P340" style:parent-style-name="Párrafodelista" style:family="paragraph">
      <style:text-properties fo:language="es" fo:country="MX" style:language-complex="ar" style:country-complex="SA"/>
    </style:style>
    <style:style style:name="P341" style:parent-style-name="Párrafodelista" style:family="paragraph">
      <style:text-properties fo:language="es" fo:country="MX" style:language-complex="ar" style:country-complex="SA"/>
    </style:style>
    <style:style style:name="P342" style:parent-style-name="Párrafodelista" style:family="paragraph">
      <style:text-properties fo:language="es" fo:country="MX" style:language-complex="ar" style:country-complex="SA"/>
    </style:style>
    <style:style style:name="P343" style:parent-style-name="Párrafodelista" style:family="paragraph">
      <style:text-properties fo:language="es" fo:country="MX" style:language-complex="ar" style:country-complex="SA"/>
    </style:style>
    <style:style style:name="P344" style:parent-style-name="Párrafodelista" style:family="paragraph">
      <style:text-properties fo:language="es" fo:country="MX" style:language-complex="ar" style:country-complex="SA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5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6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Ing. Claudia Rodriguez Espino<text:s/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TableContents"><text:s text:c="5"/>Fundamentos de <text:s/>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/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omero Morales Monserrat<text:s/></text:p>
          </table:table-cell>
        </table:table-row>
        <table:table-row table:style-name="TableRow67">
          <table:table-cell table:style-name="TableCell68">
            <text:p text:style-name="P69"/>
            <text:p text:style-name="P70">Semestre:</text:p>
          </table:table-cell>
          <table:table-cell table:style-name="TableCell71">
            <text:p text:style-name="P72"/>
            <text:p text:style-name="P73">2018-1</text:p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/>
            <text:p text:style-name="P81">11-septiembre-17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Obervaciones:</text:span></text:p>
          </table:table-cell>
          <table:table-cell table:style-name="TableCell87">
            <text:p text:style-name="P88"/>
          </table:table-cell>
        </table:table-row>
      </table:table>
      <text:p text:style-name="P89"><text:tab/><text:tab/></text:p>
      <text:p text:style-name="P90">CALIFICACIÓN: __________</text:p>
      <text:p text:style-name="Default"/>
      <text:p text:style-name="Default"/>
      <text:p text:style-name="P91"><text:span text:style-name="T92">P</text:span><text:span text:style-name="T93">ráctica 04: Diagramas de flujo</text:span></text:p>
      <text:p text:style-name="Default"><text:s text:c="2"/></text:p>
      <text:p text:style-name="P94">Objetivo:<text:s/></text:p>
      <text:p text:style-name="P95"><text:s/></text:p>
      <text:p text:style-name="Default">Elaborar diagramas de flujo que representen soluciones algorítmicas vistas como una serie de acciones que comprendan un proceso.</text:p>
      <text:p text:style-name="Default"/>
      <text:list text:style-name="LFO2" text:continue-numbering="true">
        <text:list-item>
          <text:p text:style-name="P96">Algoritmo:</text:p>
        </text:list-item>
      </text:list>
      <text:list text:style-name="LFO1">
        <text:list-item text:start-value="1">
          <text:p text:style-name="P97">Inicio</text:p>
        </text:list-item>
      </text:list>
      <text:list text:style-name="LFO1" text:continue-numbering="true">
        <text:list-item>
          <text:p text:style-name="P98">Pedir un valor para a,b y c; <text:s/>a tiene que ser <text:s text:c="2"/>≠ 0.</text:p>
        </text:list-item>
      </text:list>
      <text:list text:style-name="LFO1" text:continue-numbering="true">
        <text:list-item>
          <text:p text:style-name="P99">Si a=0 entonces mandar mensaje “ a tiene que ser diferente a 0” y regresar al paso 2.</text:p>
        </text:list-item>
      </text:list>
      <text:list text:style-name="LFO1" text:continue-numbering="true">
        <text:list-item>
          <text:p text:style-name="P100">Realizar operación b^2-4ac=d.</text:p>
        </text:list-item>
      </text:list>
      <text:list text:style-name="LFO1" text:continue-numbering="true">
        <text:list-item>
          <text:p text:style-name="P101">Si d&lt;0, entonces <text:s/>realizar √d(-1)=z, hacer la operación r=-b/2a, n=z/2a. para que x1=r+ni <text:s/>y <text:s/>x2=r-ni. <text:s/>En caso contrario ir al paso 6.</text:p>
        </text:list-item>
      </text:list>
      <text:list text:style-name="LFO1" text:continue-numbering="true">
        <text:list-item>
          <text:p text:style-name="P102">-b+√d/2a=x1 <text:s/>y <text:s/>-b-√d/2a=x2, imprimir x1 y x2.</text:p>
        </text:list-item>
      </text:list>
      <text:list text:style-name="LFO1" text:continue-numbering="true">
        <text:list-item>
          <text:p text:style-name="P103">Mostrar x1 y x2.</text:p>
        </text:list-item>
      </text:list>
      <text:list text:style-name="LFO1" text:continue-numbering="true">
        <text:list-item>
          <text:p text:style-name="P104">Fin.</text:p>
        </text:list-item>
      </text:list>
      <text:p text:style-name="Default"><text:span text:style-name="T105"><draw:custom-shape svg:x="2.32778in" svg:y="0.06806in" svg:width="1.16667in" svg:height="0.375in" draw:z-index="251671552" draw:id="id1" draw:style-name="a2" draw:name="15 Elipse" text:anchor-type="paragraph"><svg:title/><svg:desc/><text:p text:style-name="P106">INCIO<text:s/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Default"><text:span text:style-name="T107"><draw:connector draw:type="line" svg:x1="2.76528in" svg:y1="5.22708in" svg:x2="3.32778in" svg:y2="5.22708in" draw:z-index="251686912" draw:id="id2" draw:style-name="a3" draw:name="33 Conector recto" text:anchor-type="paragraph"><svg:title/><svg:desc/></draw:connector></text:span><text:span text:style-name="T108"><draw:connector draw:type="line" svg:x1="3.32778in" svg:y1="4.99792in" svg:x2="3.32778in" svg:y2="5.25833in" draw:z-index="251685888" draw:id="id3" draw:style-name="a4" draw:name="32 Conector recto" text:anchor-type="paragraph"><svg:title/><svg:desc/></draw:connector></text:span><text:span text:style-name="T109"><draw:connector draw:type="line" svg:x1="0.90069in" svg:y1="5.3625in" svg:x2="1.58819in" svg:y2="5.3625in" draw:z-index="251684864" draw:id="id4" draw:style-name="a5" draw:name="31 Conector recto" text:anchor-type="paragraph"><svg:title/><svg:desc/></draw:connector></text:span><text:span text:style-name="T110"><draw:connector draw:type="line" svg:x1="0.90069in" svg:y1="5.12292in" svg:x2="0.90069in" svg:y2="5.3625in" draw:z-index="251683840" draw:id="id5" draw:style-name="a6" draw:name="30 Conector recto" text:anchor-type="paragraph"><svg:title/><svg:desc/></draw:connector></text:span><text:span text:style-name="T111"><draw:connector draw:type="line" svg:x1="0.80694in" svg:y1="4.16458in" svg:x2="0.80694in" svg:y2="4.41458in" draw:z-index="251682816" draw:id="id6" draw:style-name="a7" draw:name="29 Conector recto" text:anchor-type="paragraph"><svg:title/><svg:desc/></draw:connector></text:span><text:span text:style-name="T112"><draw:connector draw:type="line" svg:x1="3.32778in" svg:y1="3.24792in" svg:x2="3.32778in" svg:y2="3.45625in" draw:z-index="251681792" draw:id="id7" draw:style-name="a8" draw:name="28 Conector recto" text:anchor-type="paragraph"><svg:title/><svg:desc/></draw:connector></text:span><text:span text:style-name="T113"><draw:connector draw:type="line" svg:x1="3.32778in" svg:y1="4.1125in" svg:x2="3.32778in" svg:y2="4.41458in" draw:z-index="251680768" draw:id="id8" draw:style-name="a9" draw:name="27 Conector recto" text:anchor-type="paragraph"><svg:title/><svg:desc/></draw:connector></text:span><text:span text:style-name="T114"><draw:custom-shape svg:x="2.76528in" svg:y="3.51806in" svg:width="1.125in" svg:height="0.53125in" draw:z-index="251668480" draw:id="id9" draw:style-name="a10" draw:name="12 Proceso" text:anchor-type="paragraph"><svg:title/><svg:desc/><text:p text:style-name="P115">r=-b/2a</text:p><text:p text:style-name="P116">n==Z1/2a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17"><draw:custom-shape svg:x="2.76528in" svg:y="2.62292in" svg:width="1.14583in" svg:height="0.58333in" draw:z-index="251667456" draw:id="id10" draw:style-name="a11" draw:name="11 Proceso" text:anchor-type="paragraph"><svg:title/><svg:desc/><text:p text:style-name="P118">Z=d(-1)</text:p><text:p text:style-name="P119"><text:span text:style-name="T120">Z1=</text:span><text:span text:style-name="T121">√</text:span><text:span text:style-name="T122">Z</text:span>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23"><draw:connector draw:type="line" svg:x1="1.35903in" svg:y1="2.93542in" svg:x2="2.70278in" svg:y2="2.9875in" draw:z-index="251679744" draw:id="id11" draw:style-name="a12" draw:name="26 Conector recto" text:anchor-type="paragraph"><svg:title/><svg:desc/></draw:connector></text:span><text:span text:style-name="T124"><draw:custom-shape svg:x="0.30694in" svg:y="2.63611in" svg:width="1in" svg:height="0.61458in" draw:z-index="251664384" draw:id="id12" draw:style-name="a13" draw:name="8 Decisión" text:anchor-type="paragraph"><svg:title/><svg:desc/><text:p text:style-name="P125">d&lt;0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126"><draw:connector draw:type="line" svg:x1="0.80694in" svg:y1="3.2375in" svg:x2="0.80694in" svg:y2="3.51875in" draw:z-index="251678720" draw:id="id13" draw:style-name="a14" draw:name="25 Conector recto" text:anchor-type="paragraph"><svg:title/><svg:desc/></draw:connector></text:span><text:span text:style-name="T127"><draw:custom-shape svg:x="2.89028in" svg:y="4.41458in" svg:width="1.08333in" svg:height="0.58333in" draw:z-index="251669504" draw:id="id14" draw:style-name="a15" draw:name="13 Documento" text:anchor-type="paragraph"><svg:title/><svg:desc/><text:p text:style-name="P128">X1=r+ni</text:p><text:p text:style-name="P129">X2=r-ni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130"><draw:custom-shape svg:x="1.58819in" svg:y="4.99792in" svg:width="1.17708in" svg:height="0.52083in" draw:z-index="251670528" draw:id="id15" draw:style-name="a16" draw:name="14 Elipse" text:anchor-type="paragraph"><svg:title/><svg:desc/><text:p text:style-name="P131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32"><draw:connector draw:type="line" svg:x1="0.80694in" svg:y1="2.3in" svg:x2="0.80694in" svg:y2="2.62292in" draw:z-index="251677696" draw:id="id16" draw:style-name="a17" draw:name="24 Conector recto" text:anchor-type="paragraph"><svg:title/><svg:desc/></draw:connector></text:span><text:span text:style-name="T133"><draw:connector draw:type="standard" svg:x1="3.04653in" svg:y1="0.45625in" svg:x2="4.33819in" svg:y2="1.06042in" draw:z-index="251676672" draw:id="id17" draw:style-name="a18" draw:name="23 Conector angular" text:anchor-type="paragraph"><svg:title/><svg:desc/></draw:connector></text:span><text:span text:style-name="T134"><draw:connector draw:type="line" svg:x1="1.35903in" svg:y1="1.78958in" svg:x2="2.27569in" svg:y2="1.78958in" draw:z-index="251675648" draw:id="id18" draw:style-name="a19" draw:name="20 Conector recto" text:anchor-type="paragraph"><svg:title/><svg:desc/></draw:connector></text:span><text:span text:style-name="T135"><draw:connector draw:type="standard" svg:x1="4.66111in" svg:y1="1.4875in" svg:x2="3.53611in" svg:y2="1.78958in" draw:z-index="251674624" draw:id="id19" draw:style-name="a20" draw:name="19 Conector angular" text:anchor-type="paragraph"><svg:title/><svg:desc/></draw:connector></text:span><text:span text:style-name="T136"><draw:connector draw:type="line" svg:x1="2.95278in" svg:y1="0.34167in" svg:x2="2.96319in" svg:y2="0.63333in" draw:z-index="251672576" draw:id="id20" draw:style-name="a21" draw:name="16 Conector recto" text:anchor-type="paragraph"><svg:title/><svg:desc/></draw:connector></text:span><text:span text:style-name="T137"><draw:custom-shape svg:x="2.27569in" svg:y="1.49028in" svg:width="1.21875in" svg:height="0.57292in" draw:z-index="251662336" draw:id="id21" draw:style-name="a22" draw:name="6 Decisión" text:anchor-type="paragraph"><svg:title/><svg:desc/><text:p text:style-name="P138">a=0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139"><draw:custom-shape svg:x="0.48403in" svg:y="4.4875in" svg:width="0.875in" svg:height="0.63542in" draw:z-index="251666432" draw:id="id22" draw:style-name="a23" draw:name="10 Documento" text:anchor-type="paragraph"><svg:title/><svg:desc/><text:p text:style-name="P140">Xi</text:p><text:p text:style-name="P141">X2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142"><draw:custom-shape svg:x="0.09861in" svg:y="3.59444in" svg:width="1.57292in" svg:height="0.52083in" draw:z-index="251665408" draw:id="id23" draw:style-name="a24" draw:name="9 Proceso" text:anchor-type="paragraph"><svg:title/><svg:desc/><text:p text:style-name="P143"><text:span text:style-name="T144">X1=-b+</text:span><text:span text:style-name="T145">√</text:span><text:span text:style-name="T146">d/2a</text:span></text:p><text:p text:style-name="P147"><text:span text:style-name="T148">X2=-b-</text:span><text:span text:style-name="T149">√</text:span><text:span text:style-name="T150">d/2a</text:span>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51"><draw:custom-shape svg:x="0.35903in" svg:y="1.69861in" svg:width="1in" svg:height="0.52083in" draw:z-index="251663360" draw:id="id24" draw:style-name="a25" draw:name="7 Proceso" text:anchor-type="paragraph"><svg:title/><svg:desc/><text:p text:style-name="P152">a= b^2-4ac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53"><draw:custom-shape svg:x="4.33819in" svg:y="1.00069in" svg:width="1.26042in" svg:height="0.48958in" draw:z-index="251661312" draw:id="id25" draw:style-name="a26" draw:name="5 Documento" text:anchor-type="paragraph"><svg:title/><svg:desc/><text:p text:style-name="P154">A distinto de 0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155"><draw:custom-shape svg:x="2.27569in" svg:y="0.68819in" svg:width="1.26042in" svg:height="0.375in" draw:z-index="251660288" draw:id="id26" draw:style-name="a27" draw:name="4 Tarjeta" text:anchor-type="paragraph"><svg:title/><svg:desc/><text:p text:style-name="P156">a,b,c</text:p><draw:enhanced-geometry draw:type="non-primitive" svg:viewBox="0 0 5 5" draw:enhanced-path="M 0 1 L 1 0 5 0 5 5 0 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5"/><draw:equation draw:name="f6" draw:formula="?f1 - ?f0"/><draw:equation draw:name="f7" draw:formula="?f6 / 5"/><draw:equation draw:name="f8" draw:formula="?f0 / ?f7"/><draw:equation draw:name="f9" draw:formula="?f1 / ?f7"/><draw:equation draw:name="f10" draw:formula="?f5 / ?f5"/><draw:equation draw:name="f11" draw:formula="?f3 / ?f5"/></draw:enhanced-geometry></draw:custom-shape></text:span><text:span text:style-name="T157"><text:s/></text:span></text:p>
      <text:p text:style-name="P158"/>
      <text:p text:style-name="P159"/>
      <text:p text:style-name="P160"/>
      <text:p text:style-name="P161"/>
      <text:p text:style-name="P162"/>
      <text:p text:style-name="Default"><text:span text:style-name="T163"><draw:frame draw:z-index="251695104" draw:id="id27" draw:style-name="a28" draw:name="37 Cuadro de texto" text:anchor-type="paragraph" svg:x="3.60903in" svg:y="0.03611in" svg:width="0.47917in" svg:height="0.30208in" style:rel-width="scale" style:rel-height="scale"><draw:text-box><text:p text:style-name="P164">SI</text:p></draw:text-box><svg:title/><svg:desc/></draw:frame></text:span><text:span text:style-name="T165"><draw:frame draw:z-index="251694080" draw:id="id28" draw:style-name="a29" draw:name="36 Cuadro de texto" text:anchor-type="paragraph" svg:x="1.50486in" svg:y="0.00486in" svg:width="0.72917in" svg:height="0.32292in" style:rel-width="scale" style:rel-height="scale"><draw:text-box><text:p text:style-name="P166">NO</text:p></draw:text-box><svg:title/><svg:desc/></draw:frame></text:span></text:p>
      <text:p text:style-name="P167"/>
      <text:p text:style-name="P168"/>
      <text:p text:style-name="P169"/>
      <text:p text:style-name="P170"/>
      <text:p text:style-name="Default"><text:span text:style-name="T171"><draw:frame draw:z-index="251696128" draw:id="id29" draw:style-name="a30" draw:name="39 Cuadro de texto" text:anchor-type="paragraph" svg:x="1.76528in" svg:y="0.12569in" svg:width="0.46875in" svg:height="0.30208in" style:rel-width="scale" style:rel-height="scale"><draw:text-box><text:p text:style-name="P172">SI</text:p></draw:text-box><svg:title/><svg:desc/></draw:frame></text:span></text:p>
      <text:p text:style-name="P173"/>
      <text:p text:style-name="Default"><draw:frame draw:z-index="251693056" draw:id="id30" draw:style-name="a31" draw:name="38 Cuadro de texto" text:anchor-type="paragraph" svg:x="0.09861in" svg:y="0.21181in" svg:width="0.47917in" svg:height="0.32292in" style:rel-width="scale" style:rel-height="scale"><draw:text-box><text:p text:style-name="Default">NO</text:p></draw:text-box><svg:title/><svg:desc/></draw:frame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list text:style-name="LFO2" text:continue-numbering="true">
        <text:list-item>
          <text:p text:style-name="P182">Triángulo<text:s/></text:p>
        </text:list-item>
      </text:list>
      <text:p text:style-name="P183">Logaritmo:</text:p>
      <text:list text:style-name="LFO3" text:continue-numbering="true">
        <text:list-item>
          <text:p text:style-name="P184">Inicio</text:p>
        </text:list-item>
        <text:list-item>
          <text:p text:style-name="P185">Pedir los valores de los lados del triángulo a, b y c.</text:p>
        </text:list-item>
        <text:list-item>
          <text:p text:style-name="P186"><text:s/>Comparar los valores si a=b=c entonces ir al paso 4, si no entonces ir al paso 3.1</text:p>
        </text:list-item>
      </text:list>
      <text:p text:style-name="P187"><text:s text:c="4"/>3.1- Comparar si (a y b), (a y c) o (c y b) son iguales entonces imprimir que el un <text:s text:c="51"/>triángulo Isósceles.</text:p>
      <text:p text:style-name="P188"><text:s text:c="5"/>3.2- Si a, b y c son diferentes imprimir que es un triángulo escaleno.</text:p>
      <text:p text:style-name="P189">4 Imprimir que es un triángulo equilátero</text:p>
      <text:p text:style-name="P190"/>
      <text:p text:style-name="P191"/>
      <text:p text:style-name="P192"><text:span text:style-name="T193"><draw:custom-shape svg:x="2.19236in" svg:y="0.04306in" svg:width="1.28125in" svg:height="0.54167in" draw:z-index="251687936" draw:id="id31" draw:style-name="a32" draw:name="34 Elipse" text:anchor-type="paragraph"><svg:title/><svg:desc/><text:p text:style-name="P194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95"><draw:frame draw:z-index="251722752" draw:id="id32" draw:style-name="a33" draw:name="68 Cuadro de texto" text:anchor-type="paragraph" svg:x="5.80694in" svg:y="3.19097in" svg:width="0.47917in" svg:height="0.29167in" style:rel-width="scale" style:rel-height="scale"><draw:text-box><text:p text:style-name="P196">NO</text:p></draw:text-box><svg:title/><svg:desc/></draw:frame></text:span><text:span text:style-name="T197"><draw:frame draw:z-index="251721728" draw:id="id33" draw:style-name="a34" draw:name="67 Cuadro de texto" text:anchor-type="paragraph" svg:x="3.94236in" svg:y="3.27431in" svg:width="0.44792in" svg:height="0.29167in" style:rel-width="scale" style:rel-height="scale"><draw:text-box><text:p text:style-name="P198">SI</text:p></draw:text-box><svg:title/><svg:desc/></draw:frame></text:span><text:span text:style-name="T199"><draw:frame draw:z-index="251720704" draw:id="id34" draw:style-name="a35" draw:name="66 Cuadro de texto" text:anchor-type="paragraph" svg:x="4.06736in" svg:y="1.93056in" svg:width="0.44792in" svg:height="0.25in" style:rel-width="scale" style:rel-height="scale"><draw:text-box><text:p text:style-name="P200">NO</text:p></draw:text-box><svg:title/><svg:desc/></draw:frame></text:span><text:span text:style-name="T201"><draw:frame draw:z-index="251719680" draw:id="id35" draw:style-name="a36" draw:name="64 Cuadro de texto" text:anchor-type="paragraph" svg:x="1.24444in" svg:y="1.93056in" svg:width="0.5625in" svg:height="0.25in" style:rel-width="scale" style:rel-height="scale"><draw:text-box><text:p text:style-name="P202">SI</text:p></draw:text-box><svg:title/><svg:desc/></draw:frame></text:span><text:span text:style-name="T203"><draw:connector draw:type="line" svg:x1="5.46319in" svg:y1="5.83681in" svg:x2="5.46319in" svg:y2="6.02431in" draw:z-index="251718656" draw:id="id36" draw:style-name="a37" draw:name="63 Conector recto" text:anchor-type="paragraph"><svg:title/><svg:desc/></draw:connector></text:span><text:span text:style-name="T204"><draw:connector draw:type="line" svg:x1="5.00486in" svg:y1="5.83681in" svg:x2="5.00486in" svg:y2="6.02431in" draw:z-index="251717632" draw:id="id37" draw:style-name="a38" draw:name="62 Conector recto" text:anchor-type="paragraph"><svg:title/><svg:desc/></draw:connector></text:span><text:span text:style-name="T205"><draw:connector draw:type="standard" svg:x1="5.97361in" svg:y1="5.29514in" svg:x2="5.46319in" svg:y2="5.83681in" draw:z-index="251716608" draw:id="id38" draw:style-name="a39" draw:name="61 Conector angular" text:anchor-type="paragraph"><svg:title/><svg:desc/></draw:connector></text:span><text:span text:style-name="T206"><draw:connector draw:type="standard" svg:x1="4.26528in" svg:y1="5.35764in" svg:x2="5.00486in" svg:y2="5.83681in" draw:z-index="251715584" draw:id="id39" draw:style-name="a40" draw:name="60 Conector angular" text:anchor-type="paragraph"><svg:title/><svg:desc/></draw:connector></text:span><text:span text:style-name="T207"><draw:connector draw:type="line" svg:x1="0.84861in" svg:y1="6.45139in" svg:x2="4.51528in" svg:y2="6.45139in" draw:z-index="251710464" draw:id="id40" draw:style-name="a41" draw:name="54 Conector recto" text:anchor-type="paragraph"><svg:title/><svg:desc/></draw:connector></text:span><text:span text:style-name="T208"><draw:custom-shape svg:x="4.51528in" svg:y="6.09722in" svg:width="1.38542in" svg:height="0.5625in" draw:z-index="251702272" draw:id="id41" draw:style-name="a42" draw:name="45 Elipse" text:anchor-type="paragraph"><svg:title/><svg:desc/><text:p text:style-name="P209">FI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10"><draw:connector draw:type="line" svg:x1="4.06736in" svg:y1="3.58681in" svg:x2="4.06736in" svg:y2="4.65972in" draw:z-index="251712512" draw:id="id42" draw:style-name="a43" draw:name="56 Conector recto" text:anchor-type="paragraph"><svg:title/><svg:desc/></draw:connector></text:span><text:span text:style-name="T211"><draw:custom-shape svg:x="3.74444in" svg:y="4.65903in" svg:width="1.20833in" svg:height="0.63542in" draw:z-index="251700224" draw:id="id43" draw:style-name="a44" draw:name="43 Documento" text:anchor-type="paragraph"><svg:title/><svg:desc/><text:p text:style-name="P212">Es escaleno<text:s/>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13"><draw:connector draw:type="line" svg:x1="6.08819in" svg:y1="3.5868in" svg:x2="6.08819in" svg:y2="4.65972in" draw:z-index="251714560" draw:id="id44" draw:style-name="a45" draw:name="58 Conector recto" text:anchor-type="paragraph"><svg:title/><svg:desc/></draw:connector></text:span><text:span text:style-name="T214"><draw:connector draw:type="line" svg:x1="5.82778in" svg:y1="3.56597in" svg:x2="6.08819in" svg:y2="3.56597in" draw:z-index="251713536" draw:id="id45" draw:style-name="a46" draw:name="57 Conector recto" text:anchor-type="paragraph"><svg:title/><svg:desc/></draw:connector></text:span><text:span text:style-name="T215"><draw:connector draw:type="line" svg:x1="4.39028in" svg:y1="3.56597in" svg:x2="4.06736in" svg:y2="3.58681in" draw:z-index="251711488" draw:id="id46" draw:style-name="a47" draw:name="55 Conector recto" text:anchor-type="paragraph"><svg:title/><svg:desc/></draw:connector></text:span><text:span text:style-name="T216"><draw:connector draw:type="line" svg:x1="0.84861in" svg:y1="4.2743in" svg:x2="0.84861in" svg:y2="6.45139in" draw:z-index="251709440" draw:id="id47" draw:style-name="a48" draw:name="53 Conector recto" text:anchor-type="paragraph"><svg:title/><svg:desc/></draw:connector></text:span><text:span text:style-name="T217"><draw:connector draw:type="line" svg:x1="5.11944in" svg:y1="2.34722in" svg:x2="5.11944in" svg:y2="3.13889in" draw:z-index="251708416" draw:id="id48" draw:style-name="a49" draw:name="52 Conector recto" text:anchor-type="paragraph"><svg:title/><svg:desc/></draw:connector></text:span><text:span text:style-name="T218"><draw:custom-shape svg:x="4.39028in" svg:y="3.19097in" svg:width="1.4375in" svg:height="0.72917in" draw:z-index="251699200" draw:id="id49" draw:style-name="a50" draw:name="42 Decisión" text:anchor-type="paragraph"><svg:title/><svg:desc/><text:p text:style-name="P219"><text:span text:style-name="T220">a</text:span><text:span text:style-name="T221">≠</text:span><text:span text:style-name="T222">b</text:span><text:span text:style-name="T223">≠</text:span><text:span text:style-name="T224">c</text:span>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225"><draw:connector draw:type="line" svg:x1="3.59861in" svg:y1="2.31597in" svg:x2="5.11944in" svg:y2="2.31597in" draw:z-index="251707392" draw:id="id50" draw:style-name="a51" draw:name="51 Conector recto" text:anchor-type="paragraph"><svg:title/><svg:desc/></draw:connector></text:span><text:span text:style-name="T226"><draw:connector draw:type="line" svg:x1="0.84861in" svg:y1="2.3993in" svg:x2="0.84861in" svg:y2="3.43055in" draw:z-index="251706368" draw:id="id51" draw:style-name="a52" draw:name="50 Conector recto" text:anchor-type="paragraph"><svg:title/><svg:desc/></draw:connector></text:span><text:span text:style-name="T227"><draw:connector draw:type="line" svg:x1="2.03611in" svg:y1="2.31597in" svg:x2="0.84861in" svg:y2="2.34722in" draw:z-index="251705344" draw:id="id52" draw:style-name="a53" draw:name="49 Conector recto" text:anchor-type="paragraph"><svg:title/><svg:desc/></draw:connector></text:span><text:span text:style-name="T228"><draw:custom-shape svg:x="2.03611in" svg:y="1.85764in" svg:width="1.5625in" svg:height="0.88542in" draw:z-index="251697152" draw:id="id53" draw:style-name="a54" draw:name="40 Decisión" text:anchor-type="paragraph"><svg:title/><svg:desc/><text:p text:style-name="P229">a=b=c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230"><draw:connector draw:type="line" svg:x1="2.83819in" svg:y1="1.44097in" svg:x2="2.83819in" svg:y2="1.85764in" draw:z-index="251704320" draw:id="id54" draw:style-name="a55" draw:name="47 Conector recto" text:anchor-type="paragraph"><svg:title/><svg:desc/></draw:connector></text:span><text:span text:style-name="T231"><draw:connector draw:type="line" svg:x1="2.83819in" svg:y1="0.45139in" svg:x2="2.83819in" svg:y2="0.82639in" draw:z-index="251703296" draw:id="id55" draw:style-name="a56" draw:name="46 Conector recto" text:anchor-type="paragraph"><svg:title/><svg:desc/></draw:connector></text:span><text:span text:style-name="T232"><draw:custom-shape svg:x="5.46319in" svg:y="4.65972in" svg:width="1.1875in" svg:height="0.5625in" draw:z-index="251701248" draw:id="id56" draw:style-name="a57" draw:name="44 Documento" text:anchor-type="paragraph"><svg:title/><svg:desc/><text:p text:style-name="P233">Es Isósceles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34"><draw:custom-shape svg:x="-0.04722in" svg:y="3.51389in" svg:width="1.48958in" svg:height="0.76042in" draw:z-index="251698176" draw:id="id57" draw:style-name="a58" draw:name="41 Documento" text:anchor-type="paragraph"><svg:title/><svg:desc/><text:p text:style-name="P235">Es equilátero<text:s/>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236"><draw:custom-shape svg:x="2.03611in" svg:y="0.82639in" svg:width="1.61458in" svg:height="0.5625in" draw:z-index="251688960" draw:id="id58" draw:style-name="a59" draw:name="35 Tarjeta" text:anchor-type="paragraph"><svg:title/><svg:desc/><text:p text:style-name="P237">a, b, c</text:p><draw:enhanced-geometry draw:type="non-primitive" svg:viewBox="0 0 5 5" draw:enhanced-path="M 0 1 L 1 0 5 0 5 5 0 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5"/><draw:equation draw:name="f6" draw:formula="?f1 - ?f0"/><draw:equation draw:name="f7" draw:formula="?f6 / 5"/><draw:equation draw:name="f8" draw:formula="?f0 / ?f7"/><draw:equation draw:name="f9" draw:formula="?f1 / ?f7"/><draw:equation draw:name="f10" draw:formula="?f5 / ?f5"/><draw:equation draw:name="f11" draw:formula="?f3 / ?f5"/></draw:enhanced-geometry></draw:custom-shape></text:span><text:s text:c="4"/></text:p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list text:style-name="LFO2" text:continue-numbering="true">
        <text:list-item>
          <text:p text:style-name="P272">Suma de valores.</text:p>
        </text:list-item>
      </text:list>
      <text:p text:style-name="P273">Logaritmo:</text:p>
      <text:list text:style-name="LFO4" text:continue-numbering="true">
        <text:list-item>
          <text:p text:style-name="P274">Inicio.</text:p>
        </text:list-item>
        <text:list-item>
          <text:p text:style-name="P275">Pedir 3 valores a, b y c.</text:p>
        </text:list-item>
        <text:list-item>
          <text:p text:style-name="P276">Hacer la suma de a+b=d.</text:p>
        </text:list-item>
        <text:list-item>
          <text:p text:style-name="P277">Si c = d entonces decir que la suma de los dos primers número es igual al tercer número, si no terminar programa.</text:p>
        </text:list-item>
        <text:list-item>
          <text:p text:style-name="P278">Fin.</text:p>
        </text:list-item>
      </text:list>
      <text:p text:style-name="P279"/>
      <text:p text:style-name="P280"/>
      <text:p text:style-name="P281"><text:span text:style-name="T282"><draw:custom-shape svg:x="2.08819in" svg:y="0.06181in" svg:width="1.3125in" svg:height="0.55208in" draw:z-index="251723776" draw:id="id59" draw:style-name="a60" draw:name="69 Elipse" text:anchor-type="paragraph"><svg:title/><svg:desc/><text:p text:style-name="P283">INICIO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84"><text:s/></text:span></text:p>
      <text:p text:style-name="Párrafodelista"><text:span text:style-name="T285"><draw:connector draw:type="line" svg:x1="2.91111in" svg:y1="5.16181in" svg:x2="3.74444in" svg:y2="5.16181in" draw:z-index="251739136" draw:id="id60" draw:style-name="a61" draw:name="85 Conector recto" text:anchor-type="paragraph"><svg:title/><svg:desc/></draw:connector></text:span><text:span text:style-name="T286"><draw:connector draw:type="line" svg:x1="2.91111in" svg:y1="5.16181in" svg:x2="2.91111in" svg:y2="5.42222in" draw:z-index="251741184" draw:id="id61" draw:style-name="a62" draw:name="87 Conector recto" text:anchor-type="paragraph"><svg:title/><svg:desc/></draw:connector></text:span><text:span text:style-name="T287"><draw:custom-shape svg:x="2.24444in" svg:y="5.51597in" svg:width="1.15625in" svg:height="0.63542in" draw:z-index="251728896" draw:id="id62" draw:style-name="a63" draw:name="75 Elipse" text:anchor-type="paragraph"><svg:title/><svg:desc/><text:p text:style-name="P288">FIN<text:s/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89"><draw:connector draw:type="line" svg:x1="2.60903in" svg:y1="5.16181in" svg:x2="2.60903in" svg:y2="5.42222in" draw:z-index="251740160" draw:id="id63" draw:style-name="a64" draw:name="86 Conector recto" text:anchor-type="paragraph"><svg:title/><svg:desc/></draw:connector></text:span><text:span text:style-name="T290"><draw:connector draw:type="line" svg:x1="1.30694in" svg:y1="5.16181in" svg:x2="2.60903in" svg:y2="5.16181in" draw:z-index="251738112" draw:id="id64" draw:style-name="a65" draw:name="84 Conector recto" text:anchor-type="paragraph"><svg:title/><svg:desc/></draw:connector></text:span><text:span text:style-name="T291"><draw:connector draw:type="line" svg:x1="1.30694in" svg:y1="4.76597in" svg:x2="1.30694in" svg:y2="5.16181in" draw:z-index="251737088" draw:id="id65" draw:style-name="a66" draw:name="83 Conector recto" text:anchor-type="paragraph"><svg:title/><svg:desc/></draw:connector></text:span><text:span text:style-name="T292"><draw:connector draw:type="line" svg:x1="3.74444in" svg:y1="3.10972in" svg:x2="3.74444in" svg:y2="5.10972in" draw:z-index="251736064" draw:id="id66" draw:style-name="a67" draw:name="82 Conector recto" text:anchor-type="paragraph"><svg:title/><svg:desc/></draw:connector></text:span><text:span text:style-name="T293"><draw:connector draw:type="line" svg:x1="3.30694in" svg:y1="3.08889in" svg:x2="3.74444in" svg:y2="3.08889in" draw:z-index="251735040" draw:id="id67" draw:style-name="a68" draw:name="81 Conector recto" text:anchor-type="paragraph"><svg:title/><svg:desc/></draw:connector></text:span><text:span text:style-name="T294"><draw:connector draw:type="line" svg:x1="1.30694in" svg:y1="3.10972in" svg:x2="1.30694in" svg:y2="3.68264in" draw:z-index="251734016" draw:id="id68" draw:style-name="a69" draw:name="80 Conector recto" text:anchor-type="paragraph"><svg:title/><svg:desc/></draw:connector></text:span><text:span text:style-name="T295"><draw:connector draw:type="line" svg:x1="2.27569in" svg:y1="3.08889in" svg:x2="1.30694in" svg:y2="3.10972in" draw:z-index="251732992" draw:id="id69" draw:style-name="a70" draw:name="79 Conector recto" text:anchor-type="paragraph"><svg:title/><svg:desc/></draw:connector></text:span><text:span text:style-name="T296"><draw:connector draw:type="line" svg:x1="2.77569in" svg:y1="2.31806in" svg:x2="2.77569in" svg:y2="2.72431in" draw:z-index="251731968" draw:id="id70" draw:style-name="a71" draw:name="78 Conector recto" text:anchor-type="paragraph"><svg:title/><svg:desc/></draw:connector></text:span><text:span text:style-name="T297"><draw:connector draw:type="line" svg:x1="2.77569in" svg:y1="1.44306in" svg:x2="2.77569in" svg:y2="1.81806in" draw:z-index="251730944" draw:id="id71" draw:style-name="a72" draw:name="77 Conector recto" text:anchor-type="paragraph"><svg:title/><svg:desc/></draw:connector></text:span><text:span text:style-name="T298"><draw:connector draw:type="line" svg:x1="2.77569in" svg:y1="0.48472in" svg:x2="2.77569in" svg:y2="0.79722in" draw:z-index="251729920" draw:id="id72" draw:style-name="a73" draw:name="76 Conector recto" text:anchor-type="paragraph"><svg:title/><svg:desc/></draw:connector></text:span><text:span text:style-name="T299"><draw:custom-shape svg:x="0.33819in" svg:y="3.77569in" svg:width="1.75in" svg:height="0.98958in" draw:z-index="251727872" draw:id="id73" draw:style-name="a74" draw:name="74 Documento" text:anchor-type="paragraph"><svg:title/><svg:desc/><text:p text:style-name="P300">La suma de los dos primeros número es igual al tercer número</text:p><draw:enhanced-geometry draw:type="non-primitive" svg:viewBox="0 0 21600 21600" draw:enhanced-path="M 0 0 L 21600 0 21600 17322 C 10800 17322 10800 23922 0 20172 Z N" draw:text-areas="?f14 ?f16 ?f15 ?f17" draw:glue-points="?f12 ?f13" draw:glue-point-leaving-directions="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?f4 * 17322 / 21600"/><draw:equation draw:name="f11" draw:formula="?f4 * 20172 / 21600"/><draw:equation draw:name="f12" draw:formula="?f7 / ?f8"/><draw:equation draw:name="f13" draw:formula="?f11 / ?f9"/><draw:equation draw:name="f14" draw:formula="?f0 / ?f8"/><draw:equation draw:name="f15" draw:formula="?f1 / ?f8"/><draw:equation draw:name="f16" draw:formula="?f2 / ?f9"/><draw:equation draw:name="f17" draw:formula="?f10 / ?f9"/></draw:enhanced-geometry></draw:custom-shape></text:span><text:span text:style-name="T301"><draw:custom-shape svg:x="2.27569in" svg:y="2.72431in" svg:width="1.03125in" svg:height="0.70833in" draw:z-index="251726848" draw:id="id74" draw:style-name="a75" draw:name="73 Decisión" text:anchor-type="paragraph"><svg:title/><svg:desc/><text:p text:style-name="P302">d=c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303"><draw:custom-shape svg:x="2.08819in" svg:y="1.81806in" svg:width="1.34375in" svg:height="0.5in" draw:z-index="251725824" draw:id="id75" draw:style-name="a76" draw:name="72 Rectángulo" text:anchor-type="paragraph"><svg:title/><svg:desc/><text:p text:style-name="P304">a+b=d</text:p><draw:enhanced-geometry draw:type="non-primitive" svg:viewBox="0 0 21600 21600" draw:enhanced-path="M 0 0 L 21600 0 21600 21600 0 21600 Z N"/></draw:custom-shape></text:span><text:span text:style-name="T305"><draw:custom-shape svg:x="1.99444in" svg:y="0.89097in" svg:width="1.40625in" svg:height="0.48958in" draw:z-index="251724800" draw:id="id76" draw:style-name="a77" draw:name="70 Tarjeta" text:anchor-type="paragraph"><svg:title/><svg:desc/><text:p text:style-name="P306">a, b, c</text:p><draw:enhanced-geometry draw:type="non-primitive" svg:viewBox="0 0 5 5" draw:enhanced-path="M 0 1 L 1 0 5 0 5 5 0 5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5"/><draw:equation draw:name="f6" draw:formula="?f1 - ?f0"/><draw:equation draw:name="f7" draw:formula="?f6 / 5"/><draw:equation draw:name="f8" draw:formula="?f0 / ?f7"/><draw:equation draw:name="f9" draw:formula="?f1 / ?f7"/><draw:equation draw:name="f10" draw:formula="?f5 / ?f5"/><draw:equation draw:name="f11" draw:formula="?f3 / ?f5"/></draw:enhanced-geometry></draw:custom-shape></text:span><text:span text:style-name="T307"><text:s/></text:span></text:p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soft-page-break/>
      <text:p text:style-name="P342">Conclusiones:</text:p>
      <text:p text:style-name="P343"><text:s text:c="2"/>En esta práctica se aprendió a elaborar los diagramas de flujo basándonos en nuestros algoritmos. Así también se pudo practicar más la elaboración de dichos algoritmos, <text:s/>haciendo que al momento de programar sea más fácil con ayuda de nuestro diagrama de flujo.<text:s text:c="2"/></text:p>
      <text:p text:style-name="P3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s" fo:country="MX" style:language-complex="ar" style:country-complex="SA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style:font-name-asian="Droid Sans Fallback" style:font-name-complex="Cambri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-" style:num-format="1">
        <style:list-level-properties text:space-before="0.5909in" text:min-label-width="0.25in"/>
      </text:list-level-style-number>
      <text:list-level-style-number text:level="2" style:num-suffix="." style:num-format="a" style:num-letter-sync="true">
        <style:list-level-properties text:space-before="1.0909in" text:min-label-width="0.25in"/>
      </text:list-level-style-number>
      <text:list-level-style-number text:level="3" style:num-suffix="." style:num-format="i">
        <style:list-level-properties fo:text-align="end" text:space-before="1.7159in" text:min-label-width="0.125in"/>
      </text:list-level-style-number>
      <text:list-level-style-number text:level="4" style:num-suffix="." style:num-format="1">
        <style:list-level-properties text:space-before="2.0909in" text:min-label-width="0.25in"/>
      </text:list-level-style-number>
      <text:list-level-style-number text:level="5" style:num-suffix="." style:num-format="a" style:num-letter-sync="true">
        <style:list-level-properties text:space-before="2.5909in" text:min-label-width="0.25in"/>
      </text:list-level-style-number>
      <text:list-level-style-number text:level="6" style:num-suffix="." style:num-format="i">
        <style:list-level-properties fo:text-align="end" text:space-before="3.2159in" text:min-label-width="0.125in"/>
      </text:list-level-style-number>
      <text:list-level-style-number text:level="7" style:num-suffix="." style:num-format="1">
        <style:list-level-properties text:space-before="3.5909in" text:min-label-width="0.25in"/>
      </text:list-level-style-number>
      <text:list-level-style-number text:level="8" style:num-suffix="." style:num-format="a" style:num-letter-sync="true">
        <style:list-level-properties text:space-before="4.0909in" text:min-label-width="0.25in"/>
      </text:list-level-style-number>
      <text:list-level-style-number text:level="9" style:num-suffix="." style:num-format="i">
        <style:list-level-properties fo:text-align="end" text:space-before="4.7159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-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-" style:num-format="1">
        <style:list-level-properties text:space-before="0.5416in" text:min-label-width="0.25in"/>
      </text:list-level-style-number>
      <text:list-level-style-number text:level="2" style:num-suffix="." style:num-format="a" style:num-letter-sync="true">
        <style:list-level-properties text:space-before="1.0416in" text:min-label-width="0.25in"/>
      </text:list-level-style-number>
      <text:list-level-style-number text:level="3" style:num-suffix="." style:num-format="i">
        <style:list-level-properties fo:text-align="end" text:space-before="1.6666in" text:min-label-width="0.125in"/>
      </text:list-level-style-number>
      <text:list-level-style-number text:level="4" style:num-suffix="." style:num-format="1">
        <style:list-level-properties text:space-before="2.0416in" text:min-label-width="0.25in"/>
      </text:list-level-style-number>
      <text:list-level-style-number text:level="5" style:num-suffix="." style:num-format="a" style:num-letter-sync="true">
        <style:list-level-properties text:space-before="2.5416in" text:min-label-width="0.25in"/>
      </text:list-level-style-number>
      <text:list-level-style-number text:level="6" style:num-suffix="." style:num-format="i">
        <style:list-level-properties fo:text-align="end" text:space-before="3.1666in" text:min-label-width="0.125in"/>
      </text:list-level-style-number>
      <text:list-level-style-number text:level="7" style:num-suffix="." style:num-format="1">
        <style:list-level-properties text:space-before="3.5416in" text:min-label-width="0.25in"/>
      </text:list-level-style-number>
      <text:list-level-style-number text:level="8" style:num-suffix="." style:num-format="a" style:num-letter-sync="true">
        <style:list-level-properties text:space-before="4.0416in" text:min-label-width="0.25in"/>
      </text:list-level-style-number>
      <text:list-level-style-number text:level="9" style:num-suffix="." style:num-format="i">
        <style:list-level-properties fo:text-align="end" text:space-before="4.6666in" text:min-label-width="0.125in"/>
      </text:list-level-style-number>
    </text:list-style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onse Romero</dc:creator>
    <meta:creation-date>2017-02-02T00:09:00Z</meta:creation-date>
    <dc:date>2017-09-12T01:24:00Z</dc:date>
    <meta:template xlink:href="Normal" xlink:type="simple"/>
    <meta:editing-cycles>1</meta:editing-cycles>
    <meta:editing-duration>PT10500S</meta:editing-duration>
    <meta:document-statistic meta:page-count="5" meta:paragraph-count="4" meta:word-count="323" meta:character-count="2096" meta:row-count="14" meta:non-whitespace-character-count="1777"/>
  </office:meta>
</office:document-meta>
</file>